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ec1c8" officeooo:paragraph-rsid="0005fe3b" style:font-size-asian="12pt" style:font-size-complex="12pt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657dd" officeooo:paragraph-rsid="0005fe3b" style:font-size-asian="12pt" style:font-size-complex="12pt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6e3eb" officeooo:paragraph-rsid="0005fe3b" style:font-size-asian="12pt" style:font-size-complex="12pt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70efc" officeooo:paragraph-rsid="0005fe3b" style:font-size-asian="12pt" style:font-size-complex="12pt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8ff00" officeooo:paragraph-rsid="0005fe3b" style:font-size-asian="12pt" style:font-size-complex="12pt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aa3ba" officeooo:paragraph-rsid="0005fe3b" style:font-size-asian="12pt" style:font-size-complex="12pt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aad87" officeooo:paragraph-rsid="0005fe3b" style:font-size-asian="12pt" style:font-size-complex="12pt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adf5e" officeooo:paragraph-rsid="0005fe3b" style:font-size-asian="12pt" style:font-size-complex="12pt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bbaa3" officeooo:paragraph-rsid="0005fe3b" style:font-size-asian="12pt" style:font-size-complex="12pt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cd4e6" officeooo:paragraph-rsid="0005fe3b" style:font-size-asian="12pt" style:font-size-complex="12pt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bold" officeooo:rsid="001657dd" officeooo:paragraph-rsid="0005fe3b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1022029"/>
    </style:style>
    <style:style style:name="T2" style:family="text">
      <style:text-properties officeooo:rsid="001aa3ba"/>
    </style:style>
    <style:style style:name="T3" style:family="text">
      <style:text-properties officeooo:rsid="001aad87"/>
    </style:style>
    <style:style style:name="T4" style:family="text">
      <style:text-properties officeooo:rsid="00170efc"/>
    </style:style>
    <style:style style:name="T5" style:family="text">
      <style:text-properties officeooo:rsid="001adf5e"/>
    </style:style>
    <style:style style:name="T6" style:family="text">
      <style:text-properties officeooo:rsid="0313c5d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842ac"/>
    </style:style>
    <style:style style:name="T9" style:family="text">
      <style:text-properties fo:font-size="13pt" officeooo:rsid="000842ac" style:font-size-asian="13pt" style:font-size-complex="13pt"/>
    </style:style>
    <style:style style:name="T10" style:family="text">
      <style:text-properties officeooo:rsid="001bbaa3"/>
    </style:style>
    <style:style style:name="T11" style:family="text">
      <style:text-properties officeooo:rsid="031457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>Брюки мне не покупали. Я пошёл в швейное ателье рядом с Автовокзалом. Портниха с длинным острым носом обмеряла меня и пошила брюки из тёмно-серого лавсана. </text:p>
      <text:p text:style-name="P2">Широкий, на две пуговицы, пояс. От колена клёш. </text:p>
      <text:p text:style-name="P2">Пятнадцать рублей.</text:p>
      <text:p text:style-name="P2"/>
      <text:p text:style-name="P3">Брюки скоро пригодились. </text:p>
      <text:p text:style-name="P3">Владя принёс новость, что в парке на Миру будет конкурс на исполнение молодёжной песни. Запись участников в горкоме комсомола. Артур тоже участвует.</text:p>
      <text:p text:style-name="P3">Артур — это армянин, который служит в стройбате рядом с Рембазой. Он — кумир Влади.</text:p>
      <text:p text:style-name="P3"><text:s/>На гитаре <text:span text:style-name="T1">он</text:span> — бог, причём играет правой. И при этом он не перетягивает струны, а берёт обычную гитару, переворачивает в обратную сторону; басы внизу, а тонкие вверху; и — играет! </text:p>
      <text:p text:style-name="P3">Кроме того, Артур ещё и поёт. Можно не сомневаться — первое место за ним. </text:p>
      <text:p text:style-name="P3">Но всё равно мы решили участвовать. Вдвоём.</text:p>
      <text:p text:style-name="P3">Как комсоргу школы, знакомому с расположением кабинетов в горкоме, честь делать заявку и уточнять время проведения конкурса была предоставлена мне.</text:p>
      <text:p text:style-name="P3">Оказалось, что времени в обрез — конкурс через два дня на танцплощадке <text:span text:style-name="T1">Центрального </text:span>парка.</text:p>
      <text:p text:style-name="P3">Мы приступили к репетициям.</text:p>
      <text:p text:style-name="P4">Киномеханик Клуба, Константин Борисович, включил в пустующем в дневное время зале свет и два микрофона на сцене.</text:p>
      <text:p text:style-name="P4">Один из них мы засунули внутрь Владиной гитары и из мощных динамиков в колонках киноаппаратуры по бокам сцены взревел настолько кайфовый звук, что Константин Борисович не выдержал и ушёл. </text:p>
      <text:p text:style-name="P4">На его место прибежал <text:span text:style-name="T2">радостно взвинченный </text:span>Глуща, который проходил по Профессийной и услыхал рёв и вой этой катавасии.</text:p>
      <text:p text:style-name="P4">Мы решили сделать два номера; <text:span text:style-name="T2">сначала</text:span> инструменталка — партия бас-гитары из песни «Шоколадóвый Крем» польской группы «Червони гитары», а <text:span text:style-name="T2">потом</text:span> песня из кинофильма «Неуловимые мстители».</text:p>
      <text:p text:style-name="P4">На репетициях всё шло довольно гладко — рокэнрольно гудел бас из гитары с микрофоном, потом она превращалась в акустическую и Владя пел, что много в поле тропинок, только правда одна. </text:p>
      <text:p text:style-name="P5">Плюс к тому, я сбоку подтрынькивал на своей.</text:p>
      <text:p text:style-name="P5"/>
      <text:p text:style-name="P5">Сюрпризы начались на самом конкурсе.</text:p>
      <text:p text:style-name="P6">В раковине сцены на танцплощадке <text:span text:style-name="T1">установлен</text:span> всего только один микрофон. <text:span text:style-name="T1">Это — раз.</text:span></text:p>
      <text:p text:style-name="P6"><text:span text:style-name="T1">Нашему</text:span> дуэт<text:span text:style-name="T1">у</text:span> <text:span text:style-name="T1">нужно как-то называться. Это — два.</text:span></text:p>
      <text:p text:style-name="P6">Второй секретарь горкома предложила на выбор: «Солнце» или «<text:span text:style-name="T3">Т</text:span>рубадуры». </text:p>
      <text:p text:style-name="P6">Из двух зол выбирай которое покороче.</text:p>
      <text:p text:style-name="P6">Засунуть микрофон в акустическую гитару не так-то просто. Нужно отпустить две тонкие струны снизу и под ними впихнуть его в дыру деки. Затем снова настроить отпущенные <text:s/>струны. Но как теперь докричаться со своим объявлением до микрофона под декой?</text:p>
      <text:p text:style-name="P7">После инструменталки та же тягомотина, но в обратном порядке, с доставанием <text:span text:style-name="T1">микрофона</text:span> из гитары.</text:p>
      <text:p text:style-name="P7">Владя запаниковал: «да пошли они!», а я <text:span text:style-name="T1">начал </text:span>его убеждать, <text:span text:style-name="T1">ч</text:span>то обратной дороги нет, раз мы припёрлись сюда со своими гитарами; или мы, типа, их просто выгуливаем?</text:p>
      <text:p text:style-name="P7">И тут нас позвали на сцену. </text:p>
      <text:p text:style-name="P7">Владя заиграл басовую партию, стараясь приподымать гитару поближе к микрофону, в который я объявлял, что мы вокально-инструментальный дуэт «Солнце». </text:p>
      <text:p text:style-name="P7">Потом я опустил микрофон к его гитаре, чтоб на танцплощадке услыхали и убедились, что <text:soft-page-break/>это всё-таки <text:span text:style-name="T4">«Шоколадóвый Крем»; </text:span>но, удерживая микрофон, я уже не мог <text:span text:style-name="T1">сопровождать</text:span> его бас-партию как ритм-гитара.</text:p>
      <text:p text:style-name="P7">На втором номере всё вроде вошло в нормальное русло. </text:p>
      <text:p text:style-name="P7">Мы оба звенели гитарами, Владя пел, я смотрел поверх голов <text:span text:style-name="T5">толпы</text:span>, как учила Раиса Григорьевна...</text:p>
      <text:p text:style-name="P8">Но после куплета с припевом Владя вдруг обернулся ко мне и, округлив глаза, выстонал:</text:p>
      <text:p text:style-name="P8">- Я слов не помню! Забыл!</text:p>
      <text:p text:style-name="P8">Ну, что <text:span text:style-name="T6">ты </text:span>тут будешь делать?</text:p>
      <text:p text:style-name="P8">Да простит меня Чуба, д<text:span text:style-name="T1">а</text:span> простят меня слушатели конкурса, набившиеся в тот вечер на танцплощадку, но я сделал шаг вперёд и заорал в микрофон, что:</text:p>
      <text:p text:style-name="P8"><text:tab/><text:tab/><text:tab/>- <text:span text:style-name="T7">Над степью широкой, ворон пусть не кружит —</text:span></text:p>
      <text:p text:style-name="P8"><text:span text:style-name="T7"><text:tab/><text:tab/><text:tab/> <text:s/>мы ведь целую вечность собираемся жить</text:span>...</text:p>
      <text:p text:style-name="P8">К следующему куплету Владя пришёл в себя и мы добили эту песню вдвоём — дуэтом, как и обещали.</text:p>
      <text:p text:style-name="P7"/>
      <text:p text:style-name="P8">На Сейм мы с <text:span text:style-name="T8">Натал</text:span><text:span text:style-name="T9">и́</text:span><text:span text:style-name="T8"> <text:s/></text:span>больше не ездили. Между нами случилась размолвка; я так толком и не понял из-за чего. </text:p>
      <text:p text:style-name="P8">Вобщем, она мне сказала больше не приходить.</text:p>
      <text:p text:style-name="P8">Конечно, я страдал, и я, конечно, ещё как обрадовался, когда через <text:span text:style-name="T1">полмесяца </text:span>моя сестра, она же «<text:span text:style-name="T1">р</text:span>ыжая», сказала:</text:p>
      <text:p text:style-name="P8">- Сегодня видела Григоренчиху, <text:span text:style-name="T1">так </text:span>она спрашивает: «Огольцов куда-то уехал, что ли?». Я говорю: «Нет». Она говорит: «Так чего ж он не приходит?» Вы что поссорились, что ли?</text:p>
      <text:p text:style-name="P8">- Ничего мы не ссорились. Малá! Ты — солнце!!</text:p>
      <text:p text:style-name="P8"/>
      <text:p text:style-name="P8">Купальный сезон уже был позади и мы стали гулять в парке КПВРЗ.</text:p>
      <text:p text:style-name="P8">Она привела меня туда и <text:s/>показала <text:span text:style-name="T10">укромную скамейку позади нестриженых кустов вдоль аллеи. </text:span></text:p>
      <text:p text:style-name="P9">Я не раз проходил той аллеей, но не догадывался, что за кустами есть скамейка.</text:p>
      <text:p text:style-name="P9">Она стояла как бы в гроте из листвы.</text:p>
      <text:p text:style-name="P9">Мы приходили туда с началом сумерек. </text:p>
      <text:p text:style-name="P9">В аллеях зажигались редкие жёлтые фонари на столбах, а у кассы летнего кинотеатра вспыхивала яркая лампочка. Киномеханик Гриша Зайченко, напарник Константина Борисовича, запускал магнитофон с одними и теми же песнями: </text:p>
      <text:p text:style-name="P9"><text:tab/><text:tab/><text:tab/>«...<text:span text:style-name="T7">словно сумерки наплыла тень, </text:span></text:p>
      <text:p text:style-name="P9"><text:span text:style-name="T7"><text:tab/><text:tab/><text:tab/> <text:s text:c="4"/>то ли ночь, то ли день</text:span>...»</text:p>
      <text:p text:style-name="P9">Потом лампочка кассы гасла и начинался сеанс. </text:p>
      <text:p text:style-name="P9">Скамейка погружалась в темноту в своей пещере из листьев.</text:p>
      <text:p text:style-name="P10">К этой минуте наш разговор иссякал. </text:p>
      <text:p text:style-name="P10">Она откидывала голову на мою руку вытянутую по верхнему брусу <text:span text:style-name="T11">скамеечной </text:span>спинки и — мир переставал существовать.</text:p>
      <text:p text:style-name="P10">Особенно если она приходила без лифчика и в платье с длинной молнией замка спереди.</text:p>
      <text:p text:style-name="P10">Но у всего есть свои пределы и когда, погружаясь в иное измерение, моя ладонь скользила ниже впадинки её пупка и пальцы касались резинки трусиков, её голова на моём плече недовольно двигалась и она издавала звук словно собирается пробудиться. </text:p>
      <text:p text:style-name="P10">Я беспрекословно передвигался к сокровищам повыше.</text:p>
      <text:p text:style-name="P10">Потом сеанс кончался. </text:p>
      <text:p text:style-name="P10">Снова вспыхивала лампа <text:span text:style-name="T11">над кассой</text:span> кинотеатра.</text:p>
      <text:p text:style-name="P10">Мы пережидали пока по аллее пройдут малочисленные киноманы и подымались со скамьи. Опустошённо охмелённые.</text:p>
      <text:p text:style-name="P10">Ей пора домой. Папа говорил. Не позже.</text:p>
      <text:p text:style-name="P10"/>
      <text:p text:style-name="P1">Мир погряз в глубочайшей осени. Холодно, голо, сыро.</text:p>
      <text:p text:style-name="P1"><text:soft-page-break/>Листья опали, а мокрые чёрные ветки кустов уже не прятали скамейку. Да и кто сядет на мокрую?</text:p>
      <text:p text:style-name="P1">Мы, по инерции, ещё приходили в парк, но и он стал враждебным.</text:p>
      <text:p text:style-name="P1">Однажды, среди бела дня на меня начал наезжать мужик лет под тридцать. </text:p>
      <text:p text:style-name="P1">Против него у меня не было шансов. Хорошо, <text:span text:style-name="T1">что</text:span> знакомые <text:span text:style-name="T1">ребята </text:span>из нашей школы позвали его выпить за танцплощадкой, а мы тем временем ушли.</text:p>
      <text:p text:style-name="P1"/>
      <text:p text:style-name="P1">Потом выпал первый снег. Растаял. Слякоть комкасто замёрзла, на неё снова выпал снег и началась зима.</text:p>
      <text:p text:style-name="P1">В один из прогулочных вечеров, когда я расстегнул её пальто, чтобы пробраться к любимым грудям, она, отстранившись, сказала, что не может позволять всё человеку, который ей, фактически, никто.</text:p>
      <text:p text:style-name="P1">Это я-то никто? После всего, что между нами было?</text:p>
      <text:p text:style-name="P1">Выяснение отношений — это просто пальба из кормовых орудий вслед паруснику, что удаляется своим курсом.</text:p>
      <text:p text:style-name="P1">Мы расстались. </text:p>
      <text:p text:style-name="P1">Прощай, сладчайшая <text:span text:style-name="T8">Натал</text:span><text:span text:style-name="T9">и́</text:span><text:span text:style-name="T8">.</text:span></text:p>
      <text:p text:style-name="P1">Ах, кабы на цветы, да не морозы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07:28.009349406</meta:creation-date>
    <dc:date>2017-03-01T17:07:34.119927518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74" meta:word-count="1015" meta:character-count="6499" meta:non-whitespace-character-count="5498"/>
    <meta:generator>LibreOffice/4.3.3.2$Linux_x86 LibreOffice_project/430m0$Build-2</meta:generator>
  </office:meta>
</office:document-meta>
</file>